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ABE4269010A458C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142cm" fo:min-width="3.88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7.4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7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526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1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text-properties fo:font-size="26pt" style:font-size-asian="18pt" style:font-size-complex="18pt"/>
    </style:style>
    <style:style style:name="P3" style:family="paragraph">
      <loext:graphic-properties draw:fill="none" draw:fill-color="#ffffff"/>
      <style:text-properties fo:font-size="26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2cm" svg:height="6.21cm" svg:x="2cm" svg:y="4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7.964cm" svg:height="1.276cm" svg:x="1cm" svg:y="1.324cm">
          <draw:text-box>
            <text:p text:style-name="P2">JOWISZ</text:p>
          </draw:text-box>
        </draw:frame>
        <draw:frame draw:style-name="gr3" draw:text-style-name="P4" draw:layer="layout" svg:width="10.577cm" svg:height="0.962cm" svg:x="1.9cm" svg:y="13.1cm">
          <draw:text-box>
            <text:p>https://www.__________.pl/jowisz</text:p>
          </draw:text-box>
        </draw:frame>
        <draw:g>
          <draw:frame draw:style-name="gr4" draw:text-style-name="P4" draw:layer="layout" svg:width="11.039cm" svg:height="0.962cm" svg:x="7.9cm" svg:y="4.6cm">
            <draw:text-box>
              <text:p>Odległość od słońca: 778 500 tyś. km</text:p>
            </draw:text-box>
          </draw:frame>
          <draw:frame draw:style-name="gr5" draw:text-style-name="P4" draw:layer="layout" svg:width="6.306cm" svg:height="0.962cm" svg:x="11.099cm" svg:y="6.062cm">
            <draw:text-box>
              <text:p>Promień: 69 911 km </text:p>
            </draw:text-box>
          </draw:frame>
          <draw:frame draw:style-name="gr6" draw:text-style-name="P4" draw:layer="layout" svg:width="7.69cm" svg:height="0.962cm" svg:x="8.949cm" svg:y="7.662cm">
            <draw:text-box>
              <text:p>Średnica w skali: 6,21 cm</text:p>
            </draw:text-box>
          </draw:frame>
        </draw:g>
        <draw:frame draw:style-name="gr7" draw:text-style-name="P5" draw:layer="layout" svg:width="4.35cm" svg:height="4.356cm" svg:x="13.45cm" svg:y="9.688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8" draw:text-style-name="P6" draw:layer="layout" svg:width="18cm" svg:height="4.4cm" svg:x="1cm" svg:y="14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.6cm" svg:height="1.2cm" svg:x="3.2cm" svg:y="16.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4" draw:layer="layout" svg:width="9cm" svg:height="0.962cm" svg:x="1cm" svg:y="14.9cm">
            <draw:text-box>
              <text:p>MARS</text:p>
            </draw:text-box>
          </draw:frame>
          <draw:frame draw:style-name="gr11" draw:text-style-name="P4" draw:layer="layout" svg:width="8.9cm" svg:height="1cm" svg:x="10.1cm" svg:y="14.8cm">
            <draw:text-box>
              <text:p>SATURN</text:p>
            </draw:text-box>
          </draw:frame>
          <draw:frame draw:style-name="gr10" draw:text-style-name="P4" draw:layer="layout" svg:width="9cm" svg:height="0.962cm" svg:x="1cm" svg:y="17.7cm">
            <draw:text-box>
              <text:p>244,71 m</text:p>
            </draw:text-box>
          </draw:frame>
          <draw:frame draw:style-name="gr12" draw:text-style-name="P4" draw:layer="layout" svg:width="8.9cm" svg:height="0.962cm" svg:x="10.1cm" svg:y="17.662cm">
            <draw:text-box>
              <text:p>289,56 m</text:p>
            </draw:text-box>
          </draw:frame>
          <draw:custom-shape draw:style-name="gr13" draw:text-style-name="P6" draw:layer="layout" svg:width="4.6cm" svg:height="1.2cm" svg:x="12.3cm" svg:y="16cm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00:34.949000000</meta:creation-date>
    <meta:generator>LibreOffice/6.1.3.2$Windows_X86_64 LibreOffice_project/86daf60bf00efa86ad547e59e09d6bb77c699acb</meta:generator>
    <dc:date>2018-12-06T09:06:03.312000000</dc:date>
    <meta:editing-duration>PT22M24S</meta:editing-duration>
    <meta:editing-cycles>6</meta:editing-cycles>
    <meta:document-statistic meta:object-count="16"/>
  </office:meta>
</office:document-meta>
</file>